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6a737d" style:font-name="SFMono-Regular" fo:font-size="9.75pt" fo:letter-spacing="normal" fo:font-style="normal" fo:font-weight="normal" officeooo:rsid="00234c3e" officeooo:paragraph-rsid="00234c3e"/>
    </style:style>
    <style:style style:name="P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officeooo:rsid="00274b0e" officeooo:paragraph-rsid="00294101"/>
    </style:style>
    <style:style style:name="P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officeooo:rsid="002300fa" officeooo:paragraph-rsid="00295176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letter-spacing="normal"/>
    </style:style>
    <style:style style:name="P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9.75pt" fo:letter-spacing="normal" fo:font-style="normal" fo:font-weight="normal" officeooo:rsid="00234c3e" officeooo:paragraph-rsid="00234c3e"/>
    </style:style>
    <style:style style:name="P7" style:family="paragraph" style:parent-style-name="Standard">
      <style:text-properties officeooo:rsid="000ac42a" officeooo:paragraph-rsid="000ac42a"/>
    </style:style>
    <style:style style:name="P8" style:family="paragraph" style:parent-style-name="Standard">
      <style:text-properties officeooo:rsid="000ca6ae" officeooo:paragraph-rsid="000ca6ae"/>
    </style:style>
    <style:style style:name="P9" style:family="paragraph" style:parent-style-name="Standard">
      <style:text-properties officeooo:paragraph-rsid="000ca6ae"/>
    </style:style>
    <style:style style:name="P10" style:family="paragraph" style:parent-style-name="Standard">
      <style:text-properties officeooo:paragraph-rsid="0012e5d7"/>
    </style:style>
    <style:style style:name="P11" style:family="paragraph" style:parent-style-name="Standard">
      <style:text-properties officeooo:paragraph-rsid="00199e27"/>
    </style:style>
    <style:style style:name="P12" style:family="paragraph" style:parent-style-name="Standard">
      <style:text-properties officeooo:rsid="001cb588" officeooo:paragraph-rsid="001cb588"/>
    </style:style>
    <style:style style:name="P13" style:family="paragraph" style:parent-style-name="Standard">
      <style:text-properties officeooo:rsid="001e996d" officeooo:paragraph-rsid="001e996d"/>
    </style:style>
    <style:style style:name="P14" style:family="paragraph" style:parent-style-name="Standard">
      <style:text-properties officeooo:rsid="00204905" officeooo:paragraph-rsid="00204905"/>
    </style:style>
    <style:style style:name="P15" style:family="paragraph" style:parent-style-name="Standard">
      <style:text-properties officeooo:rsid="00206166" officeooo:paragraph-rsid="00206166"/>
    </style:style>
    <style:style style:name="P16" style:family="paragraph" style:parent-style-name="Standard">
      <style:text-properties officeooo:rsid="0021746b" officeooo:paragraph-rsid="0021746b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1746b" officeooo:paragraph-rsid="0021746b" style:font-weight-asian="bold" style:font-weight-complex="bold"/>
    </style:style>
    <style:style style:name="P18" style:family="paragraph" style:parent-style-name="Standard">
      <style:text-properties officeooo:paragraph-rsid="0021746b"/>
    </style:style>
    <style:style style:name="P19" style:family="paragraph" style:parent-style-name="Standard">
      <style:text-properties officeooo:rsid="002300fa" officeooo:paragraph-rsid="002300fa"/>
    </style:style>
    <style:style style:name="P20" style:family="paragraph" style:parent-style-name="Standard">
      <style:text-properties officeooo:rsid="00234c3e" officeooo:paragraph-rsid="00234c3e"/>
    </style:style>
    <style:style style:name="P21" style:family="paragraph" style:parent-style-name="Standard">
      <style:text-properties officeooo:rsid="00274b0e" officeooo:paragraph-rsid="00274b0e"/>
    </style:style>
    <style:style style:name="P22" style:family="paragraph" style:parent-style-name="Preformatted_20_Text">
      <style:text-properties fo:font-variant="normal" fo:text-transform="none" fo:color="#032f62" style:font-name="SFMono-Regular" fo:font-size="9.75pt" fo:letter-spacing="normal" fo:font-style="normal" fo:font-weight="normal" officeooo:rsid="00274b0e" officeooo:paragraph-rsid="00274b0e"/>
    </style:style>
    <style:style style:name="P23" style:family="paragraph" style:parent-style-name="Standard">
      <style:text-properties officeooo:rsid="0017aa3d" officeooo:paragraph-rsid="00199e27"/>
    </style:style>
    <style:style style:name="P24" style:family="paragraph" style:parent-style-name="Standard">
      <style:text-properties officeooo:rsid="000ca6ae" officeooo:paragraph-rsid="000ca6ae"/>
    </style:style>
    <style:style style:name="P25" style:family="paragraph" style:parent-style-name="Standard" style:list-style-name="L1">
      <style:text-properties officeooo:rsid="0021746b" officeooo:paragraph-rsid="0021746b"/>
    </style:style>
    <style:style style:name="P26" style:family="paragraph" style:parent-style-name="Standard" style:list-style-name="L2">
      <style:text-properties officeooo:rsid="0021746b" officeooo:paragraph-rsid="0021746b"/>
    </style:style>
    <style:style style:name="P27" style:family="paragraph" style:parent-style-name="Standard" style:list-style-name="L3">
      <style:text-properties officeooo:rsid="0021746b" officeooo:paragraph-rsid="0021746b"/>
    </style:style>
    <style:style style:name="P28" style:family="paragraph" style:parent-style-name="Standard" style:list-style-name="L3">
      <style:text-properties officeooo:paragraph-rsid="0021746b"/>
    </style:style>
    <style:style style:name="P29" style:family="paragraph" style:parent-style-name="Standard">
      <style:text-properties fo:font-variant="normal" fo:text-transform="none" fo:color="#032f62" style:font-name="SFMono-Regular" fo:font-size="9.75pt" fo:letter-spacing="normal" fo:font-style="normal" fo:font-weight="normal" officeooo:rsid="002300fa" officeooo:paragraph-rsid="002300fa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1746b" officeooo:paragraph-rsid="0021746b" style:font-weight-asian="bold" style:font-weight-complex="bold"/>
    </style:style>
    <style:style style:name="T1" style:family="text">
      <style:text-properties officeooo:rsid="000aa4e7"/>
    </style:style>
    <style:style style:name="T2" style:family="text">
      <style:text-properties officeooo:rsid="000ca6ae"/>
    </style:style>
    <style:style style:name="T3" style:family="text">
      <style:text-properties officeooo:rsid="000d258a"/>
    </style:style>
    <style:style style:name="T4" style:family="text">
      <style:text-properties officeooo:rsid="000e543a"/>
    </style:style>
    <style:style style:name="T5" style:family="text">
      <style:text-properties officeooo:rsid="000f4192"/>
    </style:style>
    <style:style style:name="T6" style:family="text">
      <style:text-properties fo:color="#6a9955" style:font-name="Droid Sans Mono" fo:font-size="10.5pt" fo:font-weight="normal" fo:background-color="#1e1e1e" loext:char-shading-value="0"/>
    </style:style>
    <style:style style:name="T7" style:family="text">
      <style:text-properties officeooo:rsid="000fbf1f"/>
    </style:style>
    <style:style style:name="T8" style:family="text">
      <style:text-properties officeooo:rsid="0010638f"/>
    </style:style>
    <style:style style:name="T9" style:family="text">
      <style:text-properties officeooo:rsid="00124f6f"/>
    </style:style>
    <style:style style:name="T10" style:family="text">
      <style:text-properties officeooo:rsid="0012e5d7"/>
    </style:style>
    <style:style style:name="T11" style:family="text">
      <style:text-properties fo:color="#dcdcaa" style:font-name="Droid Sans Mono" fo:font-size="10.5pt" fo:font-weight="normal" fo:background-color="#1e1e1e" loext:char-shading-value="0"/>
    </style:style>
    <style:style style:name="T12" style:family="text">
      <style:text-properties officeooo:rsid="0015219d"/>
    </style:style>
    <style:style style:name="T13" style:family="text">
      <style:text-properties officeooo:rsid="0017aa3d"/>
    </style:style>
    <style:style style:name="T14" style:family="text">
      <style:text-properties officeooo:rsid="00199e27"/>
    </style:style>
    <style:style style:name="T15" style:family="text">
      <style:text-properties officeooo:rsid="001ce0b2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300fa"/>
    </style:style>
    <style:style style:name="T18" style:family="text">
      <style:text-properties fo:color="#22863a"/>
    </style:style>
    <style:style style:name="T19" style:family="text">
      <style:text-properties fo:color="#22863a" style:font-name="SFMono-Regular" fo:font-size="9.75pt" fo:font-style="normal" fo:font-weight="normal"/>
    </style:style>
    <style:style style:name="T20" style:family="text">
      <style:text-properties fo:color="#032f62"/>
    </style:style>
    <style:style style:name="T21" style:family="text">
      <style:text-properties fo:color="#032f62" style:font-name="SFMono-Regular" fo:font-size="9.75pt" fo:font-style="normal" fo:font-weight="normal"/>
    </style:style>
    <style:style style:name="T22" style:family="text">
      <style:text-properties fo:color="#032f62" style:font-name="SFMono-Regular" fo:font-size="9.75pt" fo:font-style="normal" fo:font-weight="normal" officeooo:rsid="002300fa"/>
    </style:style>
    <style:style style:name="T23" style:family="text">
      <style:text-properties style:font-name="SFMono-Regular" fo:font-size="9.75pt" fo:font-style="normal" fo:font-weight="normal"/>
    </style:style>
    <style:style style:name="T24" style:family="text">
      <style:text-properties fo:color="#6a737d" style:font-name="SFMono-Regular" fo:font-size="9.75pt" fo:font-style="normal" fo:font-weight="normal"/>
    </style:style>
    <style:style style:name="T25" style:family="text">
      <style:text-properties fo:color="#005cc5" style:font-name="SFMono-Regular" fo:font-size="9.75pt" fo:font-style="normal" fo:font-weight="normal"/>
    </style:style>
    <style:style style:name="T26" style:family="text">
      <style:text-properties officeooo:rsid="002c1e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3"/><text:span text:style-name="T1">LOCAL STORAGE OPERATOR:</text:span></text:p>
      <text:p text:style-name="Standard"/>
      <text:p text:style-name="P7">local static provisioner.</text:p>
      <text:p text:style-name="P7">Disk maker daemons</text:p>
      <text:p text:style-name="P7"/>
      <text:p text:style-name="P7"/>
      <text:p text:style-name="P8">Local storage operator has two components: </text:p>
      <text:p text:style-name="P8"/>
      <text:p text:style-name="P8">a) Disk maker. </text:p>
      <text:p text:style-name="P8"><text:span text:style-name="T4">1-</text:span> Loads Config.</text:p>
      <text:p text:style-name="P8"><text:span text:style-name="T4">2- </text:span>Finds appropriate disks.</text:p>
      <text:p text:style-name="P8"><text:span text:style-name="T4">3- </text:span>Create s<text:span text:style-name="T3">y</text:span>mlinks for the disks in “/mnt/local-storage” folder.</text:p>
      <text:p text:style-name="P8">- <text:span text:style-name="T8">Find deviceset by:</text:span></text:p>
      <text:p text:style-name="P9"><text:span text:style-name="T2">- Run </text:span><text:span text:style-name="T6">lsblk --all --noheadings --pairs --output "KNAME,PKNAME,TYPE,MOUNTPOINT"</text:span></text:p>
      <text:p text:style-name="P8">- <text:span text:style-name="T5">Parse output in key values pair.</text:span></text:p>
      <text:p text:style-name="P8">- <text:span text:style-name="T5">Remove disks that are – Having mount point or disks having partition.</text:span></text:p>
      <text:p text:style-name="P8">- <text:span text:style-name="T5">If resultant device sets is empty then return as we don’t have any devices.</text:span></text:p>
      <text:p text:style-name="P8">- <text:span text:style-name="T7">Find all the disks in /dev/disks/by-id</text:span></text:p>
      <text:p text:style-name="P8">- <text:span text:style-name="T8">Find matching disk as map[string][]disklocation:</text:span></text:p>
      <text:p text:style-name="P8"><text:s text:c="3"/><text:span text:style-name="T8">where key is the storage class name: </text:span></text:p>
      <text:p text:style-name="P8"><text:s text:c="3"/><text:span text:style-name="T8">disklocation is struct with diskId and diskNamePath</text:span></text:p>
      <text:p text:style-name="P8"><text:s text:c="6"/><text:span text:style-name="T9">a) Read all the disk details from the config file: </text:span></text:p>
      <text:p text:style-name="P8"><text:s text:c="10"/>disks:</text:p>
      <text:p text:style-name="P8"><text:s text:c="15"/>foobar:</text:p>
      <text:p text:style-name="P8"><text:s text:c="19"/>devicePaths:</text:p>
      <text:p text:style-name="P8"><text:s text:c="24"/>- /dev/sdb</text:p>
      <text:p text:style-name="P8"><text:s text:c="6"/><text:span text:style-name="T10">b) find the base device name (example, sdb) and check if its the device set created above. </text:span></text:p>
      <text:p text:style-name="P10"><text:span text:style-name="T2"><text:s text:c="6"/>c) if the base device name is found in the deviceset, then check if has correesponding symlink in /dev/disks/by-id using </text:span><text:span text:style-name="T11">EvalSymlinks </text:span><text:span text:style-name="T10">function. </text:span></text:p>
      <text:p text:style-name="P10"><text:s text:c="6"/><text:span text:style-name="T12">d) if symlink found the add the devicenamepath and deviceID to the blockdevicemap</text:span></text:p>
      <text:p text:style-name="P11"><text:s text:c="7"/><text:span text:style-name="T13">e) do the reverse as well. Find all the device IDs and find the corresponding devices using</text:span></text:p>
      <text:p text:style-name="P11"/>
      <text:p text:style-name="P23">- Now for each entry in the blockDeviceMap:</text:p>
      <text:p text:style-name="P11"><text:s text:c="3"/><text:span text:style-name="T14">a) create a dir - <text:s/>/mnt/local-storage/&lt;storageclassname&gt;/&lt;device name&gt;</text:span></text:p>
      <text:p text:style-name="P8"><text:s text:c="3"/>b) symlink to either diskID or disknamepath - (diskNamePath:/dev/sdb diskID:/dev/disk/by-id/ata-VBOX_HARDDISK_____VBd0d67907-2b8b7277)</text:p>
      <text:p text:style-name="P8"/>
      <text:p text:style-name="P8"/>
      <text:p text:style-name="P8">b) Local Static Provisioner: <text:s/></text:p>
      <text:p text:style-name="P8">- <text:span text:style-name="T3">Watches for any symlinks created on /mnt/local-storage/ folder.</text:span></text:p>
      <text:p text:style-name="P8">- <text:span text:style-name="T3">once a symlink is created, local static provisoner creates the pv for that symlink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2">LSO Design:</text:p>
      <text:p text:style-name="P12"/>
      <text:p text:style-name="P12"><text:span text:style-name="T16">Problem</text:span>: Write now user has to manually provide the devices on which PVs <text:span text:style-name="T15">need to be configured.</text:span></text:p>
      <text:p text:style-name="P13">This is not a very scalable solution. </text:p>
      <text:p text:style-name="P13"/>
      <text:p text:style-name="P14">New Changes: </text:p>
      <text:p text:style-name="P14">- User/Admin should be able to choose which nodes he want’s the run the LSO on.</text:p>
      <text:p text:style-name="P14">- Ones the nodes are chosen, we should be able provide the user/admin the list of all devices available on these nodes.</text:p>
      <text:p text:style-name="P14">- Then user/admin can further choose devices that should be provisioned for PVs </text:p>
      <text:p text:style-name="P8"/>
      <text:p text:style-name="P8"/>
      <text:p text:style-name="P15">Doubts: </text:p>
      <text:p text:style-name="P15">- What will trigger an update for the localVolumeResultCR?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7">Discovery Flow:</text:p>
      <text:p text:style-name="P17"/>
      <text:p text:style-name="P17">- <text:span text:style-name="T26">use daemon sets:</text:span></text:p>
      <text:p text:style-name="P17">- <text:span text:style-name="T26">Openshift node feature discovery operator has storage discovery feature.</text:span></text:p>
      <text:p text:style-name="P16"/>
      <text:p text:style-name="P16">1. The OCP console shows the list of nodes available in the cluster for the user/admin to use</text:p>
      <text:p text:style-name="P16">example: </text:p>
      <text:list xml:id="list3951441418" text:style-name="L1">
        <text:list-item>
          <text:p text:style-name="P25"><text:s text:c="3"/>worker 0</text:p>
        </text:list-item>
      </text:list>
      <text:list xml:id="list2003315951" text:style-name="L2">
        <text:list-item>
          <text:p text:style-name="P26"><text:s text:c="3"/>worker 1</text:p>
        </text:list-item>
      </text:list>
      <text:list xml:id="list3656704600" text:style-name="L3">
        <text:list-item>
          <text:p text:style-name="P27"><text:s text:c="3"/>worker 2</text:p>
          <text:p text:style-name="P28"/>
        </text:list-item>
      </text:list>
      <text:p text:style-name="P18">- <text:span text:style-name="T17">User selects node worker 0 and worker 2 from the list</text:span></text:p>
      <text:p text:style-name="P18"/>
      <text:p text:style-name="P18"/>
      <text:p text:style-name="P19">2. <text:span text:style-name="T16">LocalVolumeDiscoveryJob</text:span> would be created after Step 1</text:p>
      <text:p text:style-name="P19">- This job will look like:</text:p>
      <text:p text:style-name="P29"/>
      <text:p text:style-name="P4"><text:span text:style-name="T18">apiVersion: </text:span><text:span text:style-name="T20">local.storage.openshift.io/v1alpha1</text:span></text:p>
      <text:p text:style-name="P2"><text:span text:style-name="T18">kind</text:span>: <text:span text:style-name="T20">LocalVolumeDiscoveryJob</text:span></text:p>
      <text:p text:style-name="P2"><text:span text:style-name="T18">metadata</text:span>:</text:p>
      <text:p text:style-name="P5"><text:s text:c="2"/><text:span text:style-name="T19">name</text:span><text:span text:style-name="T23">: </text:span><text:span text:style-name="T21">example-autodetect</text:span></text:p>
      <text:p text:style-name="P5"><text:s text:c="2"/><text:span text:style-name="T19">namespace</text:span><text:span text:style-name="T23">: </text:span><text:span text:style-name="T21">localStorage</text:span></text:p>
      <text:p text:style-name="P2"><text:span text:style-name="T18">spec</text:span>:</text:p>
      <text:p text:style-name="P5"><text:s text:c="2"/><text:span text:style-name="T19">nodeSelector</text:span><text:span text:style-name="T23">:</text:span></text:p>
      <text:p text:style-name="P5"><text:s text:c="4"/><text:span text:style-name="T19">nodeSelectorTerms</text:span><text:span text:style-name="T23">:</text:span></text:p>
      <text:p text:style-name="P5"><text:s text:c="6"/><text:span text:style-name="T23">- </text:span><text:span text:style-name="T19">matchExpressions</text:span><text:span text:style-name="T23">:</text:span></text:p>
      <text:p text:style-name="P5"><text:s text:c="10"/><text:span text:style-name="T23">- </text:span><text:span text:style-name="T19">key</text:span><text:span text:style-name="T23">: </text:span><text:span text:style-name="T21">kubernetes.io/hostname</text:span></text:p>
      <text:p text:style-name="P5"><text:s text:c="12"/><text:span text:style-name="T19">operator</text:span><text:span text:style-name="T23">: </text:span><text:span text:style-name="T21">In</text:span></text:p>
      <text:p text:style-name="P5"><text:s text:c="12"/><text:span text:style-name="T19">values</text:span><text:span text:style-name="T23">:</text:span></text:p>
      <text:p text:style-name="P5"><text:s text:c="14"/><text:span text:style-name="T23">- </text:span><text:span text:style-name="T21">worker-0</text:span></text:p>
      <text:p text:style-name="P5"><text:s text:c="14"/><text:span text:style-name="T23">- </text:span><text:span text:style-name="T21">worker-</text:span><text:span text:style-name="T22">2</text:span></text:p>
      <text:p text:style-name="P2"><text:span text:style-name="T18">status</text:span>:</text:p>
      <text:p text:style-name="P5"><text:s text:c="2"/><text:span text:style-name="T19">conditions</text:span><text:span text:style-name="T23">:</text:span></text:p>
      <text:p text:style-name="P5"><text:s text:c="2"/><text:span text:style-name="T23">- </text:span><text:span text:style-name="T19">lastTransitionTime</text:span><text:span text:style-name="T23">: </text:span><text:span text:style-name="T21">"2020-03-17T09:33:43Z"</text:span></text:p>
      <text:p text:style-name="P5"><text:s text:c="4"/><text:span text:style-name="T19">status</text:span><text:span text:style-name="T23">: </text:span><text:span text:style-name="T21">"True"</text:span></text:p>
      <text:p text:style-name="P5"><text:s text:c="4"/><text:span text:style-name="T19">type</text:span><text:span text:style-name="T23">: </text:span><text:span text:style-name="T21">Available</text:span></text:p>
      <text:p text:style-name="P19"/>
      <text:p text:style-name="P20">- The controller for this job will create <text:span text:style-name="T16">LocalVolumeDiscoveryResult</text:span> on each of the nodes (worker 0 and worker 2 in this case)</text:p>
      <text:p text:style-name="P20">- This CR would run a discovery job on each of the node (on which its created).</text:p>
      <text:p text:style-name="P20">- This job will discover all the devices on that respective node that satisfy the following condition:</text:p>
      <text:p text:style-name="P20"><text:soft-page-break/></text:p>
      <text:p text:style-name="P20"/>
      <text:p text:style-name="P20"/>
      <text:p text:style-name="P1"><text:s text:c="15"/></text:p>
      <text:p text:style-name="P5"><text:s text:c="8"/><text:span text:style-name="T24">// - it should not be a read-only device.</text:span></text:p>
      <text:p text:style-name="P6"><text:s text:c="15"/>// - it should be a non-removable device.</text:p>
      <text:p text:style-name="P5"><text:s text:c="8"/><text:span text:style-name="T24">// - it should not be mounted anywhere</text:span></text:p>
      <text:p text:style-name="P5"><text:s text:c="8"/><text:span text:style-name="T24">// - it should not be a boot device</text:span></text:p>
      <text:p text:style-name="P5"><text:s text:c="8"/><text:span text:style-name="T24">// - it should not have child partition in lsblk output</text:span></text:p>
      <text:p text:style-name="P20"/>
      <text:p text:style-name="P21">and update the devices in the status field of LocalVolumeDiscoveryResult. </text:p>
      <text:p text:style-name="P21"/>
      <text:p text:style-name="P21">- The localVolumeDiscoveryResult will look like this:</text:p>
      <text:p text:style-name="P21"/>
      <text:p text:style-name="P22"/>
      <text:p text:style-name="P3"><text:span text:style-name="T18">apiVersion: </text:span><text:span text:style-name="T20">local.storage.openshift.io/v1alpha1</text:span></text:p>
      <text:p text:style-name="P2"><text:span text:style-name="T18">kind</text:span>: <text:span text:style-name="T20">LocalVolumeDiscoveryResult</text:span></text:p>
      <text:p text:style-name="P2"><text:span text:style-name="T18">metadata</text:span>:</text:p>
      <text:p text:style-name="P5"><text:s text:c="2"/><text:span text:style-name="T19">name</text:span><text:span text:style-name="T23">: </text:span><text:span text:style-name="T21">example-volume-detect-1</text:span></text:p>
      <text:p text:style-name="P5"><text:s text:c="2"/><text:span text:style-name="T19">namespace</text:span><text:span text:style-name="T23">: </text:span><text:span text:style-name="T21">localStorage</text:span></text:p>
      <text:p text:style-name="P2"><text:span text:style-name="T18">spec</text:span>:</text:p>
      <text:p text:style-name="P5"><text:s text:c="2"/><text:span text:style-name="T19">nodeName</text:span><text:span text:style-name="T23">: </text:span><text:span text:style-name="T21">worker-0</text:span></text:p>
      <text:p text:style-name="P2"><text:span text:style-name="T18">status</text:span>:</text:p>
      <text:p text:style-name="P5"><text:s text:c="2"/><text:span text:style-name="T19">conditions</text:span><text:span text:style-name="T23">:</text:span></text:p>
      <text:p text:style-name="P5"><text:s text:c="2"/><text:span text:style-name="T23">- </text:span><text:span text:style-name="T19">lastTransitionTime</text:span><text:span text:style-name="T23">: </text:span><text:span text:style-name="T21">"2020-03-17T09:33:43Z"</text:span></text:p>
      <text:p text:style-name="P5"><text:s text:c="4"/><text:span text:style-name="T19">status</text:span><text:span text:style-name="T23">: </text:span><text:span text:style-name="T21">"True"</text:span></text:p>
      <text:p text:style-name="P5"><text:s text:c="4"/><text:span text:style-name="T19">type</text:span><text:span text:style-name="T23">: </text:span><text:span text:style-name="T21">Available</text:span></text:p>
      <text:p text:style-name="P5"><text:s text:c="2"/><text:span text:style-name="T19">discoveredTimeStamp</text:span><text:span text:style-name="T23">: </text:span><text:span text:style-name="T21">'2020-03-09T08:37:19Z'</text:span></text:p>
      <text:p text:style-name="P5"><text:s text:c="2"/><text:span text:style-name="T19">devices</text:span><text:span text:style-name="T23">:</text:span></text:p>
      <text:p text:style-name="P5"><text:s text:c="4"/><text:span text:style-name="T23">- </text:span><text:span text:style-name="T19">name</text:span><text:span text:style-name="T23">: </text:span><text:span text:style-name="T21">sda</text:span></text:p>
      <text:p text:style-name="P5"><text:s text:c="6"/><text:span text:style-name="T19">model</text:span><text:span text:style-name="T23">: </text:span><text:span text:style-name="T21">SAMSUNG MZ7LN512</text:span></text:p>
      <text:p text:style-name="P5"><text:s text:c="6"/><text:span text:style-name="T19">vendor</text:span><text:span text:style-name="T23">: </text:span><text:span text:style-name="T21">ATA</text:span></text:p>
      <text:p text:style-name="P5"><text:s text:c="6"/><text:span text:style-name="T19">type</text:span><text:span text:style-name="T23">: </text:span><text:span text:style-name="T21">disk</text:span></text:p>
      <text:p text:style-name="P5"><text:s text:c="6"/><text:span text:style-name="T19">size</text:span><text:span text:style-name="T23">: </text:span><text:span text:style-name="T25">477G</text:span></text:p>
      <text:p text:style-name="P5"><text:s text:c="6"/><text:span text:style-name="T19">rotational</text:span><text:span text:style-name="T23">: </text:span><text:span text:style-name="T25">true</text:span></text:p>
      <text:p text:style-name="P21"/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09:11:26.079118279</meta:creation-date>
    <dc:date>2020-05-05T22:45:10.263782667</dc:date>
    <meta:editing-duration>P20DT8M53S</meta:editing-duration>
    <meta:editing-cycles>26</meta:editing-cycles>
    <meta:generator>LibreOffice/6.3.5.2$Linux_X86_64 LibreOffice_project/30$Build-2</meta:generator>
    <meta:document-statistic meta:table-count="0" meta:image-count="0" meta:object-count="0" meta:page-count="4" meta:paragraph-count="103" meta:word-count="597" meta:character-count="4210" meta:non-whitespace-character-count="3355"/>
  </office:meta>
</office:document-meta>
</file>